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D000000C8CCE297125CF1DCF3.jpg" manifest:media-type="image/jpeg"/>
  <manifest:file-entry manifest:full-path="Pictures/10000201000000E000000091C6648E24292C784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50f81" officeooo:paragraph-rsid="00150f81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2pt" fo:font-style="normal" style:text-underline-style="none" fo:font-weight="bold" officeooo:rsid="00183351" officeooo:paragraph-rsid="00183351" style:font-size-asian="22pt" style:font-style-asian="normal" style:font-weight-asian="bold" style:font-size-complex="22pt" style:font-style-complex="normal" style:font-weight-complex="bold"/>
    </style:style>
    <style:style style:name="P3" style:family="paragraph" style:parent-style-name="Text_20_body">
      <style:paragraph-properties fo:margin-top="0cm" fo:margin-bottom="0.423cm" loext:contextual-spacing="false" fo:text-align="center" style:justify-single-word="false" fo:orphans="2" fo:widows="2"/>
      <style:text-properties style:font-name="Liberation Sans" fo:font-size="12pt" fo:font-weight="normal" officeooo:rsid="0017dfbb" officeooo:paragraph-rsid="0017dfbb" style:font-size-asian="12pt" style:font-weight-asian="normal" style:font-size-complex="12pt" style:font-weight-complex="normal"/>
    </style:style>
    <style:style style:name="P4" style:family="paragraph" style:parent-style-name="Header">
      <style:text-properties style:font-name="Liberation Sans" style:text-underline-style="solid" style:text-underline-width="auto" style:text-underline-color="font-color" officeooo:rsid="001cd4ac" officeooo:paragraph-rsid="0017dfbb"/>
    </style:style>
    <style:style style:name="P5" style:family="paragraph" style:parent-style-name="Header">
      <style:text-properties style:font-name="Liberation Sans" officeooo:rsid="001cd4ac" officeooo:paragraph-rsid="0017dfbb"/>
    </style:style>
    <style:style style:name="P6" style:family="paragraph" style:parent-style-name="Header">
      <style:text-properties style:font-name="Liberation Sans" style:text-underline-style="none" officeooo:rsid="001cd4ac" officeooo:paragraph-rsid="0017dfbb"/>
    </style:style>
    <style:style style:name="P7" style:family="paragraph" style:parent-style-name="Header">
      <style:text-properties officeooo:rsid="001cd4ac" officeooo:paragraph-rsid="0017dfbb"/>
    </style:style>
    <style:style style:name="P8" style:family="paragraph" style:parent-style-name="Header">
      <style:text-properties officeooo:paragraph-rsid="0017dfbb"/>
    </style:style>
    <style:style style:name="P9" style:family="paragraph" style:parent-style-name="Heading_20_2">
      <style:text-properties officeooo:paragraph-rsid="0017dfbb"/>
    </style:style>
    <style:style style:name="T1" style:family="text">
      <style:text-properties fo:font-variant="normal" fo:text-transform="none" fo:color="#333333" style:font-name="apple-system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style:font-name="apple-system" fo:font-size="10pt" fo:letter-spacing="normal" fo:font-style="normal" style:font-size-asian="10pt" style:font-size-complex="10pt"/>
    </style:style>
    <style:style style:name="T3" style:family="text">
      <style:text-properties fo:font-variant="normal" fo:text-transform="none" fo:color="#333333" fo:font-size="10pt" fo:letter-spacing="normal" fo:font-style="normal" style:font-size-asian="10pt" style:font-size-complex="10pt"/>
    </style:style>
    <style:style style:name="T4" style:family="text">
      <style:text-properties fo:font-variant="normal" fo:text-transform="none" fo:color="#333333" fo:letter-spacing="normal" fo:font-style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font-name="Liberation Sans"/>
    </style:style>
    <style:style style:name="T7" style:family="text">
      <style:text-properties officeooo:rsid="0017df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/></text:p>
      <text:p text:style-name="P7"><text:span text:style-name="T6">ANDRE Valentin<text:tab/><text:tab/></text:span></text:p>
      <text:p text:style-name="P5">DEFOSSE Benjamin</text:p>
      <text:p text:style-name="P5">DUQUENNOY Antoine<text:tab/><text:tab/>2016/2017</text:p>
      <text:p text:style-name="P5">NOVEL Mathias</text:p>
      <text:p text:style-name="P6">MARCO Florian</text:p>
      <text:p text:style-name="P4"/>
      <text:p text:style-name="P2">JOURNAL DU PROJET</text:p>
      <text:p text:style-name="P8"><text:span text:style-name="T5"/></text:p>
      <text:h text:style-name="P9" text:outline-level="2">Jour <text:span text:style-name="T7">1</text:span> : <text:span text:style-name="T7">Mardi 03</text:span> Janvier 2017</text:h>
      <text:p text:style-name="P1">Decouverte du sujet.</text:p>
      <text:p text:style-name="P1">Lecture de la documentation à propos du format ELF.</text:p>
      <text:p text:style-name="P1">Creation du main (ouverture du fichier, includes...)</text:p>
      <text:p text:style-name="P1">Creation de la fonction de lecture des headers (fonctionnelle)</text:p>
      <text:p text:style-name="P1">Creation de la fonction de lecture de section (non fonctionnelle)</text:p>
      <text:p text:style-name="P1"/>
      <text:h text:style-name="Heading_20_2" text:outline-level="2">Jour 2 : Mercredi 04 Janvier 2017</text:h>
      <text:p text:style-name="P1">Debuggage de la fonction de lecture de section </text:p>
      <text:p text:style-name="P1">Creation de la fonction de lecture de la table des symboles</text:p>
      <text:p text:style-name="P1">Création de la fonction d'affichage du contenu d'une section, par son nom et numéro (fonctionnelle)</text:p>
      <text:p text:style-name="P1">Ajout d'options au main</text:p>
      <text:p text:style-name="P1"/>
      <text:h text:style-name="Heading_20_2" text:outline-level="2">Jour 3 : Jeudi 05 Janvier 2017</text:h>
      <text:p text:style-name="P1">Modification sur la fonction de lecture de la table des symboles</text:p>
      <text:p text:style-name="P1">Création de la fonction de lecture/affichage de la table des réimplatations</text:p>
      <text:p text:style-name="P1">Début de la phase de fusion des headers</text:p>
      <text:p text:style-name="P1"/>
      <text:h text:style-name="Heading_20_3" text:outline-level="3">Jour 4 : Vendredi 06 Janvier 2017 </text:h>
      <text:p text:style-name="P1">Validation de la table des reimplémentations et de la table des symboles</text:p>
      <text:p text:style-name="P1">Finition de la fusion des headers</text:p>
      <text:p text:style-name="P1">Creation d'une structure globale de headers</text:p>
      <text:p text:style-name="P1"/>
      <text:h text:style-name="Heading_20_3" text:outline-level="3">Jour 5 : Lundi 09 Janvier 2017</text:h>
      <text:p text:style-name="P1">Audit de mi-projet</text:p>
      <text:p text:style-name="P1">Début de l'étape Fusion, renumérotation et correction des symboles</text:p>
      <text:p text:style-name="P1">Début de l'étape Fusion et correction des tables de réimplantations</text:p>
      <text:p text:style-name="P1">Debuggage de la fusion des headers et divers ajouts</text:p>
      <text:p text:style-name="P1">Création de main différent pour le reader et la fusion</text:p>
      <text:p text:style-name="P1">Prise en charge des options par getopt_long</text:p>
      <text:p text:style-name="P1"/>
      <text:h text:style-name="Heading_20_3" text:outline-level="3"><text:soft-page-break/></text:h>
      <text:h text:style-name="Heading_20_3" text:outline-level="3">Jour 6 : Mardi 10 Janvier 2017</text:h>
      <text:p text:style-name="P1">Debuggage de la fusion des symboles</text:p>
      <text:p text:style-name="P1">Modification de la fusion des tables de réimplantations</text:p>
      <text:p text:style-name="P1">Affichage des symboles du fichier issu de la fusion</text:p>
      <text:p text:style-name="P1">Création des fichiers à rendre</text:p>
      <text:p text:style-name="P1">Nettoyage du code réalisé pour le reader</text:p>
      <text:p text:style-name="P1"/>
      <text:h text:style-name="Heading_20_2" text:outline-level="2">Jour 7 : Mercredi 11 Janvier 2017</text:h>
      <text:p text:style-name="P1">Debuggage de la fusion des symboles (Voir Bogues)</text:p>
      <text:p text:style-name="P1">Modification de la fusion des tables de réimplantations</text:p>
      <text:p text:style-name="P1">Recherche de fuites de mémoire potentielles</text:p>
      <text:p text:style-name="P1"/>
      <text:h text:style-name="Heading_20_2" text:outline-level="2">Jour 8 : Jeudi 12 Janvier 2017</text:h>
      <text:p text:style-name="P1">Finalisation de la fusion des symboles</text:p>
      <text:p text:style-name="P1">Création d'un header pour la fusion</text:p>
      <text:p text:style-name="P1">Debuggage de la fusion des tables de réimplantations</text:p>
      <text:p text:style-name="P1">Correction des fuites de mémoire</text:p>
      <text:p text:style-name="P1"/>
      <text:h text:style-name="Heading_20_2" text:outline-level="2">Jour 9 : Vendredi 13 Janvier 2017</text:h>
      <text:p text:style-name="P1">Interrogation écrite</text:p>
      <text:p text:style-name="P1">Préparation de la soutenance</text:p>
      <text:p text:style-name="P1">Souten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.423cm" loext:contextual-spacing="false" fo:text-align="center" style:justify-single-word="false" fo:orphans="2" fo:widows="2"/>
      <style:text-properties style:font-name="Liberation Sans" fo:font-size="12pt" fo:font-weight="normal" officeooo:rsid="0017dfbb" officeooo:paragraph-rsid="0017dfbb" style:font-size-asian="12pt" style:font-weight-asian="normal" style:font-size-complex="12pt" style:font-weight-complex="normal"/>
    </style:style>
    <style:style style:name="MT1" style:family="text">
      <style:text-properties fo:font-variant="normal" fo:text-transform="none" fo:color="#333333" fo:letter-spacing="normal" fo:font-style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23cm" fo:margin-left="0.3cm" fo:margin-right="0cm" fo:margin-bottom="0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265cm" svg:y="-0.185cm" svg:width="2.515cm" svg:height="1.628cm" draw:z-index="0"><draw:image xlink:href="Pictures/10000201000000E000000091C6648E24292C784C.png" xlink:type="simple" xlink:show="embed" xlink:actuate="onLoad"/></draw:frame><draw:frame draw:style-name="Mfr1" draw:name="Image2" text:anchor-type="paragraph" svg:x="14.887cm" svg:y="-0.263cm" svg:width="1.626cm" svg:height="1.882cm" draw:z-index="3"><draw:image xlink:href="Pictures/10000000000000AD000000C8CCE297125CF1DCF3.jpg" xlink:type="simple" xlink:show="embed" xlink:actuate="onLoad"/></draw:frame><text:span text:style-name="MT1">Projet L3 Informatique S1 <text:s/></text:span></text:p>
        <text:p text:style-name="MP1"><text:span text:style-name="MT1">Journal du proje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4:10:07.348484087</meta:creation-date>
    <dc:date>2017-01-12T15:24:58.796546104</dc:date>
    <meta:editing-duration>PT23M2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2" meta:paragraph-count="53" meta:word-count="351" meta:character-count="2106" meta:non-whitespace-character-count="1801"/>
  </office:meta>
</office:document-meta>
</file>